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style:font-face style:name="tahoma" svg:font-family="tahoma, sans-serif"/>
  </office:font-face-decls>
  <office:automatic-styles>
    <style:style style:name="P1" style:family="paragraph" style:parent-style-name="Standard">
      <style:text-properties fo:language="en" fo:country="US" officeooo:rsid="000b5a27" officeooo:paragraph-rsid="000b5a27"/>
    </style:style>
    <style:style style:name="P2" style:family="paragraph" style:parent-style-name="Standard">
      <style:text-properties fo:language="en" fo:country="US" officeooo:rsid="000b5b49" officeooo:paragraph-rsid="000b5b49"/>
    </style:style>
    <style:style style:name="P3" style:family="paragraph" style:parent-style-name="Standard">
      <style:text-properties fo:language="en" fo:country="US" officeooo:rsid="000f02eb" officeooo:paragraph-rsid="000f02eb"/>
    </style:style>
    <style:style style:name="P4" style:family="paragraph" style:parent-style-name="Standard">
      <style:text-properties officeooo:paragraph-rsid="000b5a27"/>
    </style:style>
    <style:style style:name="P5" style:family="paragraph" style:parent-style-name="Standard">
      <style:text-properties style:font-name="Liberation Serif" fo:language="en" fo:country="US" officeooo:rsid="000b5b49" officeooo:paragraph-rsid="000b5b49"/>
    </style:style>
    <style:style style:name="P6" style:family="paragraph" style:parent-style-name="Heading_20_3">
      <style:text-properties fo:language="en" fo:country="US" officeooo:rsid="000b5a27" officeooo:paragraph-rsid="000b5a27"/>
    </style:style>
    <style:style style:name="P7" style:family="paragraph" style:parent-style-name="Standard" style:list-style-name="L1">
      <style:text-properties fo:language="en" fo:country="US" officeooo:rsid="000b5a27" officeooo:paragraph-rsid="000b5a27"/>
    </style:style>
    <style:style style:name="P8" style:family="paragraph" style:parent-style-name="Standard" style:list-style-name="L3">
      <style:text-properties fo:language="en" fo:country="US" officeooo:rsid="000b5a27" officeooo:paragraph-rsid="000b5a27"/>
    </style:style>
    <style:style style:name="P9" style:family="paragraph" style:parent-style-name="Standard" style:list-style-name="L4">
      <style:text-properties fo:language="en" fo:country="US" officeooo:rsid="000b5a27" officeooo:paragraph-rsid="000b5a27"/>
    </style:style>
    <style:style style:name="P10" style:family="paragraph" style:parent-style-name="Standard" style:list-style-name="L5">
      <style:text-properties fo:language="en" fo:country="US" officeooo:rsid="000b5a27" officeooo:paragraph-rsid="000b5a27"/>
    </style:style>
    <style:style style:name="P11" style:family="paragraph" style:parent-style-name="Standard">
      <style:text-properties fo:language="en" fo:country="US" officeooo:rsid="000b5a27" officeooo:paragraph-rsid="000b5a27"/>
    </style:style>
    <style:style style:name="P12" style:family="paragraph" style:parent-style-name="Standard" style:list-style-name="L2">
      <style:text-properties fo:language="en" fo:country="US" officeooo:rsid="000b5b49" officeooo:paragraph-rsid="000b5b49"/>
    </style:style>
    <style:style style:name="P13" style:family="paragraph" style:parent-style-name="Standard" style:list-style-name="L4">
      <style:text-properties fo:language="en" fo:country="US" officeooo:rsid="000f02eb" officeooo:paragraph-rsid="000f02eb"/>
    </style:style>
    <style:style style:name="P14" style:family="paragraph" style:parent-style-name="Standard" style:list-style-name="L4">
      <style:text-properties fo:language="en" fo:country="US" officeooo:rsid="000d1f1c" officeooo:paragraph-rsid="000d1f1c"/>
    </style:style>
    <style:style style:name="P15" style:family="paragraph" style:parent-style-name="Standard" style:list-style-name="L1">
      <style:text-properties officeooo:paragraph-rsid="000d1f1c"/>
    </style:style>
    <style:style style:name="P16" style:family="paragraph" style:parent-style-name="Standard" style:list-style-name="L5">
      <style:text-properties officeooo:paragraph-rsid="000b5a27"/>
    </style:style>
    <style:style style:name="P17" style:family="paragraph" style:parent-style-name="Standard">
      <style:text-properties officeooo:paragraph-rsid="000f02eb"/>
    </style:style>
    <style:style style:name="P18" style:family="paragraph" style:parent-style-name="Standard">
      <style:text-properties style:font-name="Liberation Serif" fo:language="en" fo:country="US" officeooo:rsid="000b5a27" officeooo:paragraph-rsid="000b5a27"/>
    </style:style>
    <style:style style:name="P19" style:family="paragraph" style:parent-style-name="Standard">
      <style:paragraph-properties fo:text-align="center" style:justify-single-word="false"/>
      <style:text-properties fo:font-size="15pt" fo:language="en" fo:country="US" fo:font-weight="bold" officeooo:rsid="000b5a27" officeooo:paragraph-rsid="000b5a27" style:font-size-asian="15pt" style:font-weight-asian="bold" style:font-size-complex="15pt" style:font-weight-complex="bold"/>
    </style:style>
    <style:style style:name="P20" style:family="paragraph" style:parent-style-name="Standard">
      <style:text-properties fo:font-size="15pt" fo:language="en" fo:country="US" fo:font-weight="bold" officeooo:rsid="000b5a27" officeooo:paragraph-rsid="000b5a27" style:font-size-asian="15pt" style:font-weight-asian="bold" style:font-size-complex="15pt" style:font-weight-complex="bold"/>
    </style:style>
    <style:style style:name="P21" style:family="paragraph" style:parent-style-name="Standard">
      <style:text-properties officeooo:paragraph-rsid="000d1f1c"/>
    </style:style>
    <style:style style:name="P22" style:family="paragraph" style:parent-style-name="Text_20_body">
      <style:text-properties style:font-name="Liberation Serif" officeooo:paragraph-rsid="000f02eb"/>
    </style:style>
    <style:style style:name="P23" style:family="paragraph" style:parent-style-name="Text_20_body" style:list-style-name="L6"/>
    <style:style style:name="T1" style:family="text">
      <style:text-properties fo:font-variant="normal" fo:text-transform="none" fo:color="#000000" loext:opacity="90%" style:font-name="apple-system" fo:font-size="12pt" fo:letter-spacing="normal" fo:language="en" fo:country="US" fo:font-style="normal" fo:font-weight="normal" officeooo:rsid="000b5a27"/>
    </style:style>
    <style:style style:name="T2" style:family="text">
      <style:text-properties fo:font-variant="normal" fo:text-transform="none" fo:color="#0071b0" loext:opacity="100%" style:text-line-through-style="none" style:text-line-through-type="none" style:font-name="tahoma" fo:font-size="9.75pt" fo:letter-spacing="normal" fo:font-style="normal" style:text-underline-style="none" fo:font-weight="normal" style:text-blinking="false"/>
    </style:style>
    <style:style style:name="T3" style:family="text">
      <style:text-properties fo:font-variant="normal" fo:text-transform="none" fo:color="#000000" loext:opacity="100%" fo:letter-spacing="normal" fo:language="en" fo:country="US" fo:font-style="normal" fo:font-weight="normal" officeooo:rsid="000f02eb"/>
    </style:style>
    <style:style style:name="T4" style:family="text">
      <style:text-properties fo:font-variant="normal" fo:text-transform="none" fo:color="#000000" loext:opacity="100%" style:font-name="Liberation Serif" fo:letter-spacing="normal" fo:font-style="normal" fo:font-weight="normal"/>
    </style:style>
    <style:style style:name="T5" style:family="text">
      <style:text-properties fo:language="en" fo:country="US" officeooo:rsid="000b5a27"/>
    </style:style>
    <style:style style:name="T6" style:family="text">
      <style:text-properties fo:language="en" fo:country="US" officeooo:rsid="000d1f1c"/>
    </style:style>
    <style:style style:name="T7" style:family="text">
      <style:text-properties fo:language="en" fo:country="US" officeooo:rsid="000f02eb"/>
    </style:style>
    <style:style style:name="T8" style:family="text">
      <style:text-properties fo:language="en" fo:country="US" fo:font-weight="bold" officeooo:rsid="000b5a27" style:font-weight-asian="bold" style:font-weight-complex="bold"/>
    </style:style>
    <style:style style:name="T9" style:family="text">
      <style:text-properties officeooo:rsid="000b5b49"/>
    </style:style>
    <style:style style:name="T10" style:family="text">
      <style:text-properties style:font-name="Liberation Serif"/>
    </style:style>
    <style:style style:name="T11" style:family="text">
      <style:text-properties style:font-name="Liberation Serif" fo:language="en" fo:country="US"/>
    </style:style>
    <style:style style:name="T12" style:family="text">
      <style:text-properties style:font-name="Liberation Serif" fo:language="en" fo:country="US" officeooo:rsid="000b5b49"/>
    </style:style>
    <style:style style:name="T13" style:family="text">
      <style:text-properties officeooo:rsid="000b6493"/>
    </style:style>
    <style:style style:name="T14" style:family="text">
      <style:text-properties officeooo:rsid="000d1f1c"/>
    </style:style>
    <style:style style:name="T15" style:family="text">
      <style:text-properties officeooo:rsid="000f02eb"/>
    </style:style>
    <style:style style:name="T16" style:family="text">
      <style:text-properties fo:font-weight="bold" style:font-weight-asian="bold" style:font-weight-complex="bold"/>
    </style:style>
    <style:style style:name="T17" style:family="text"/>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tracked-changes>
        <text:changed-region xml:id="ct2487689862128" text:id="ct2487689862128">
          <text:format-change>
            <office:change-info>
              <dc:creator>Άγνωστος συντάκτης</dc:creator>
              <dc:date>2025-05-26T17:12:24</dc:date>
            </office:change-info>
          </text:format-change>
        </text:changed-region>
        <text:changed-region xml:id="ct2487689860112" text:id="ct2487689860112">
          <text:insertion>
            <office:change-info>
              <dc:creator>Άγνωστος συντάκτης</dc:creator>
              <dc:date>2025-05-26T17:12:28</dc:date>
            </office:change-info>
          </text:insertion>
        </text:changed-region>
        <text:changed-region xml:id="ct2487465639136" text:id="ct2487465639136">
          <text:format-change>
            <office:change-info>
              <dc:creator>Άγνωστος συντάκτης</dc:creator>
              <dc:date>2025-05-26T16:08:58</dc:date>
            </office:change-info>
          </text:format-change>
        </text:changed-region>
        <text:changed-region xml:id="ct2487465648064" text:id="ct2487465648064">
          <text:insertion>
            <office:change-info>
              <dc:creator>Άγνωστος συντάκτης</dc:creator>
              <dc:date>2025-05-26T16:08:58</dc:date>
            </office:change-info>
          </text:insertion>
        </text:changed-region>
        <text:changed-region xml:id="ct2487689869040" text:id="ct2487689869040">
          <text:format-change>
            <office:change-info>
              <dc:creator>Άγνωστος συντάκτης</dc:creator>
              <dc:date>2025-05-26T17:12:34</dc:date>
            </office:change-info>
          </text:format-change>
        </text:changed-region>
        <text:changed-region xml:id="ct2487465648352" text:id="ct2487465648352">
          <text:insertion>
            <office:change-info>
              <dc:creator>Άγνωστος συντάκτης</dc:creator>
              <dc:date>2025-05-26T16:04:51</dc:date>
            </office:change-info>
          </text:insertion>
        </text:changed-region>
        <text:changed-region xml:id="ct2487689894096" text:id="ct2487689894096">
          <text:format-change>
            <office:change-info>
              <dc:creator>Άγνωστος συντάκτης</dc:creator>
              <dc:date>2025-05-26T17:12:43</dc:date>
            </office:change-info>
          </text:format-change>
        </text:changed-region>
        <text:changed-region xml:id="ct2487689867888" text:id="ct2487689867888">
          <text:format-change>
            <office:change-info>
              <dc:creator>Άγνωστος συντάκτης</dc:creator>
              <dc:date>2025-05-26T17:12:48</dc:date>
            </office:change-info>
          </text:format-change>
        </text:changed-region>
        <text:changed-region xml:id="ct2487465648928" text:id="ct2487465648928">
          <text:deletion>
            <office:change-info>
              <dc:creator>Άγνωστος συντάκτης</dc:creator>
              <dc:date>2025-05-26T16:04:44</dc:date>
            </office:change-info>
            <text:p text:style-name="P1">Present</text:p>
          </text:deletion>
        </text:changed-region>
        <text:changed-region xml:id="ct2487465650080" text:id="ct2487465650080">
          <text:insertion>
            <office:change-info>
              <dc:creator>Άγνωστος συντάκτης</dc:creator>
              <dc:date>2025-05-26T16:04:44</dc:date>
            </office:change-info>
          </text:insertion>
        </text:changed-region>
        <text:changed-region xml:id="ct2487465649216" text:id="ct2487465649216">
          <text:deletion>
            <office:change-info>
              <dc:creator>Άγνωστος συντάκτης</dc:creator>
              <dc:date>2025-05-26T16:10:34</dc:date>
            </office:change-info>
            <text:p text:style-name="P21"><text:span text:style-name="T5">the </text:span></text:p>
          </text:deletion>
        </text:changed-region>
        <text:changed-region xml:id="ct2487465649504" text:id="ct2487465649504">
          <text:insertion>
            <office:change-info>
              <dc:creator>Άγνωστος συντάκτης</dc:creator>
              <dc:date>2025-05-26T16:10:38</dc:date>
            </office:change-info>
          </text:insertion>
        </text:changed-region>
        <text:changed-region xml:id="ct2487465649792" text:id="ct2487465649792">
          <text:deletion>
            <office:change-info>
              <dc:creator>Άγνωστος συντάκτης</dc:creator>
              <dc:date>2025-05-26T16:10:22</dc:date>
            </office:change-info>
            <text:p text:style-name="P21"><text:span text:style-name="T5">framework and MongoDB while contributing to the development of internal systems</text:span></text:p>
          </text:deletion>
        </text:changed-region>
        <text:changed-region xml:id="ct2487465650656" text:id="ct2487465650656">
          <text:insertion>
            <office:change-info>
              <dc:creator>Άγνωστος συντάκτης</dc:creator>
              <dc:date>2025-05-26T16:10:38</dc:date>
            </office:change-info>
          </text:insertion>
        </text:changed-region>
        <text:changed-region xml:id="ct2487689891504" text:id="ct2487689891504">
          <text:format-change>
            <office:change-info>
              <dc:creator>Άγνωστος συντάκτης</dc:creator>
              <dc:date>2025-05-26T17:12:51</dc:date>
            </office:change-info>
          </text:format-change>
        </text:changed-region>
        <text:changed-region xml:id="ct2487689880272" text:id="ct2487689880272">
          <text:format-change>
            <office:change-info>
              <dc:creator>Άγνωστος συντάκτης</dc:creator>
              <dc:date>2025-05-26T17:12:54</dc:date>
            </office:change-info>
          </text:format-change>
        </text:changed-region>
        <text:changed-region xml:id="ct2487465639424" text:id="ct2487465639424">
          <text:deletion>
            <office:change-info>
              <dc:creator>Άγνωστος συντάκτης</dc:creator>
              <dc:date>2025-05-26T16:11:16</dc:date>
            </office:change-info>
            <text:p text:style-name="P1"><text:s/>and </text:p>
          </text:deletion>
        </text:changed-region>
        <text:changed-region xml:id="ct2487465636544" text:id="ct2487465636544">
          <text:insertion>
            <office:change-info>
              <dc:creator>Άγνωστος συντάκτης</dc:creator>
              <dc:date>2025-05-26T16:11:17</dc:date>
            </office:change-info>
          </text:insertion>
        </text:changed-region>
        <text:changed-region xml:id="ct2487465650944" text:id="ct2487465650944">
          <text:insertion>
            <office:change-info>
              <dc:creator>Άγνωστος συντάκτης</dc:creator>
              <dc:date>2025-05-26T16:11:19</dc:date>
            </office:change-info>
          </text:insertion>
        </text:changed-region>
        <text:changed-region xml:id="ct2487689894384" text:id="ct2487689894384">
          <text:format-change>
            <office:change-info>
              <dc:creator>Άγνωστος συντάκτης</dc:creator>
              <dc:date>2025-05-26T17:12:59</dc:date>
            </office:change-info>
          </text:format-change>
        </text:changed-region>
        <text:changed-region xml:id="ct2487465651520" text:id="ct2487465651520">
          <text:insertion>
            <office:change-info>
              <dc:creator>Άγνωστος συντάκτης</dc:creator>
              <dc:date>2025-05-26T17:07:10</dc:date>
            </office:change-info>
          </text:insertion>
        </text:changed-region>
        <text:changed-region xml:id="ct2487465635968" text:id="ct2487465635968">
          <text:insertion>
            <office:change-info>
              <dc:creator>Άγνωστος συντάκτης</dc:creator>
              <dc:date>2025-05-26T16:05:00</dc:date>
            </office:change-info>
          </text:insertion>
        </text:changed-region>
        <text:changed-region xml:id="ct2487689892080" text:id="ct2487689892080">
          <text:format-change>
            <office:change-info>
              <dc:creator>Άγνωστος συντάκτης</dc:creator>
              <dc:date>2025-05-26T17:13:06</dc:date>
            </office:change-info>
          </text:format-change>
        </text:changed-region>
        <text:changed-region xml:id="ct2487689893520" text:id="ct2487689893520">
          <text:format-change>
            <office:change-info>
              <dc:creator>Άγνωστος συντάκτης</dc:creator>
              <dc:date>2025-05-26T17:13:14</dc:date>
            </office:change-info>
          </text:format-change>
        </text:changed-region>
        <text:changed-region xml:id="ct2487465636832" text:id="ct2487465636832">
          <text:insertion>
            <office:change-info>
              <dc:creator>Άγνωστος συντάκτης</dc:creator>
              <dc:date>2025-05-26T16:12:51</dc:date>
            </office:change-info>
          </text:insertion>
        </text:changed-region>
        <text:changed-region xml:id="ct2487465642016" text:id="ct2487465642016">
          <text:insertion>
            <office:change-info>
              <dc:creator>Άγνωστος συντάκτης</dc:creator>
              <dc:date>2025-05-26T17:09:49</dc:date>
            </office:change-info>
          </text:insertion>
        </text:changed-region>
        <text:changed-region xml:id="ct2487469306848" text:id="ct2487469306848">
          <text:deletion>
            <office:change-info>
              <dc:creator>Άγνωστος συντάκτης</dc:creator>
              <dc:date>2025-05-26T16:11:54</dc:date>
            </office:change-info>
            <text:p text:style-name="P17"/>
            <text:p text:style-name="P18"/>
          </text:deletion>
        </text:changed-region>
        <text:changed-region xml:id="ct2487469302240" text:id="ct2487469302240">
          <text:deletion>
            <office:change-info>
              <dc:creator>Άγνωστος συντάκτης</dc:creator>
              <dc:date>2025-05-26T16:13:25</dc:date>
            </office:change-info>
            <text:p text:style-name="P18"/>
            <text:h text:style-name="P6" text:outline-level="3"/>
          </text:deletion>
        </text:changed-region>
        <text:changed-region xml:id="ct2487469301952" text:id="ct2487469301952">
          <text:insertion>
            <office:change-info>
              <dc:creator>Άγνωστος συντάκτης</dc:creator>
              <dc:date>2025-05-26T16:11:42</dc:date>
            </office:change-info>
          </text:insertion>
        </text:changed-region>
        <text:changed-region xml:id="ct2487469313184" text:id="ct2487469313184">
          <text:deletion>
            <office:change-info>
              <dc:creator>Άγνωστος συντάκτης</dc:creator>
              <dc:date>2025-05-26T16:11:42</dc:date>
            </office:change-info>
            <text:p text:style-name="P1"><text:a xlink:type="simple" xlink:href="https://github.com/ChrisKarousis/PsounisRestAPI" text:style-name="Internet_20_link" text:visited-style-name="Visited_20_Internet_20_Link">https://github.com/ChrisKarousis/PsounisRestAPI</text:a> <text:span text:style-name="T13">( Java / Spring Boot / Maven )</text:span></text:p>
            <text:p text:style-name="P1">….</text:p>
          </text:deletion>
        </text:changed-region>
        <text:changed-region xml:id="ct2487689876240" text:id="ct2487689876240">
          <text:format-change>
            <office:change-info>
              <dc:creator>Άγνωστος συντάκτης</dc:creator>
              <dc:date>2025-05-26T17:13:22</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text:change-start text:change-id="ct2487689862128"/>Chris Karousis<text:change-end text:change-id="ct2487689862128"/><text:change-start text:change-id="ct2487689860112"/></text:p>
      <text:p text:style-name="P19"><text:change-end text:change-id="ct2487689860112"/></text:p>
      <text:p text:style-name="P4"><text:span text:style-name="T5">Athens (Greece) – </text:span><text:a xlink:type="simple" xlink:href="mailto:chriskarousis@gmail.com" text:style-name="Internet_20_link" text:visited-style-name="Visited_20_Internet_20_Link"><text:span text:style-name="T5">chriskarousis@gmail.com</text:span></text:a><text:span text:style-name="T5"> - </text:span><text:a xlink:type="simple" xlink:href="https://www.linkedin.com/in/chris-karousis-7311271a7/" text:style-name="Internet_20_link" text:visited-style-name="Visited_20_Internet_20_Link"><text:span text:style-name="T5">https://www.linkedin.com/in/chris-karousis-7311271a7/</text:span></text:a><text:span text:style-name="T5"> - </text:span><text:change-start text:change-id="ct2487465639136"/><text:a xlink:type="simple" xlink:href="https://www.github.com/ChrisKarousis" text:style-name="Internet_20_link" text:visited-style-name="Visited_20_Internet_20_Link"><text:span text:style-name="T5">https://www.github.com/ChrisKarousis</text:span></text:a><text:change-end text:change-id="ct2487465639136"/><text:change-start text:change-id="ct2487465648064"/><text:span text:style-name="T5"> – https://chriskarousis.github.io/</text:span><text:change-end text:change-id="ct2487465648064"/></text:p>
      <text:p text:style-name="P1"/>
      <text:p text:style-name="P1"><text:change-start text:change-id="ct2487689869040"/><text:span text:style-name="T16">Computer Science</text:span><text:change-end text:change-id="ct2487689869040"/> graduate with <text:change-start text:change-id="ct2487465648352"/><text:span text:style-name="T14">almost </text:span><text:change-end text:change-id="ct2487465648352"/>completed military service and over a year of experience in backend development and database management. Passionate about building efficient, scalable systems and continuously expanding technical expertise. </text:p>
      <text:p text:style-name="P1"/>
      <text:p text:style-name="P20"><text:change-start text:change-id="ct2487689894096"/>CAREER EXPERIENCE<text:change-end text:change-id="ct2487689894096"/></text:p>
      <text:p text:style-name="P1"/>
      <text:p text:style-name="P1"><text:change-start text:change-id="ct2487689867888"/><text:span text:style-name="T16">Backend Developer</text:span><text:change-end text:change-id="ct2487689867888"/> : 09/2024 – <text:change text:change-id="ct2487465648928"/><text:change-start text:change-id="ct2487465650080"/><text:span text:style-name="T14">09/2025</text:span><text:change-end text:change-id="ct2487465650080"/> at KASMN (Kentro Automatopoihshs Susthmatwn Maxhs Nautikou)</text:p>
      <text:list text:style-name="L1">
        <text:list-item>
          <text:p text:style-name="P7">During my military service I worked as a backend developer in the Greek navy.</text:p>
        </text:list-item>
        <text:list-item>
          <text:p text:style-name="P15"><text:span text:style-name="T5">Gained hands-on experience with </text:span><text:change text:change-id="ct2487465649216"/><text:span text:style-name="T5">Spring Boot </text:span><text:change-start text:change-id="ct2487465649504"/><text:span text:style-name="T6">for</text:span><text:change-end text:change-id="ct2487465649504"/><text:change text:change-id="ct2487465649792"/><text:change-start text:change-id="ct2487465650656"/><text:span text:style-name="T5"> </text:span><text:span text:style-name="T6">backend and Javascript, html and css for frontend</text:span><text:change-end text:change-id="ct2487465650656"/><text:span text:style-name="T5">.</text:span></text:p>
        </text:list-item>
      </text:list>
      <text:p text:style-name="P1"/>
      <text:p text:style-name="P1"><text:change-start text:change-id="ct2487689891504"/><text:span text:style-name="T16">Java Developer</text:span><text:change-end text:change-id="ct2487689891504"/> <text:span text:style-name="T9">(Work) : 10/2023 – 09/2024 at EnlightIT</text:span></text:p>
      <text:list text:style-name="L2">
        <text:list-item>
          <text:p text:style-name="P12">Worked with Oracle SOA Suite, WebLogic and oracle service bus.</text:p>
        </text:list-item>
        <text:list-item>
          <text:p text:style-name="P12">Used java and sql to develop applications for data validation.</text:p>
        </text:list-item>
        <text:list-item>
          <text:p text:style-name="P12">Became also familiar with xquery, xml and json.</text:p>
        </text:list-item>
      </text:list>
      <text:p text:style-name="P2"/>
      <text:p text:style-name="P4"/>
      <text:p text:style-name="P4"><text:change-start text:change-id="ct2487689880272"/><text:span text:style-name="T8">Student</text:span><text:change-end text:change-id="ct2487689880272"/><text:span text:style-name="T5"> </text:span><text:span text:style-name="T1">: </text:span><text:span text:style-name="T5">09/2019 – 07/2024 at the National Kapodistrian University of Athens</text:span></text:p>
      <text:list text:style-name="L3">
        <text:list-item>
          <text:p text:style-name="P8">Studied Computer Science (Grade 8.13) with specialization in Data Management and Machine Learning.</text:p>
        </text:list-item>
        <text:list-item>
          <text:p text:style-name="P8">During my studies I became familiar with programming languages like C, C++, java, sql, python<text:change text:change-id="ct2487465639424"/><text:change-start text:change-id="ct2487465636544"/>, <text:change-end text:change-id="ct2487465636544"/>prolog <text:change-start text:change-id="ct2487465650944"/><text:span text:style-name="T15">and git </text:span><text:change-end text:change-id="ct2487465650944"/>and frameworks like pandas and tensorflow.</text:p>
        </text:list-item>
      </text:list>
      <text:p text:style-name="P1"/>
      <text:p text:style-name="P20"><text:change-start text:change-id="ct2487689894384"/>SKILLS<text:change-end text:change-id="ct2487689894384"/></text:p>
      <text:p text:style-name="P1"/>
      <text:list text:style-name="L4">
        <text:list-item>
          <text:p text:style-name="P9">Backend Development<text:change-start text:change-id="ct2487465651520"/></text:p>
        </text:list-item>
        <text:list-item>
          <text:p text:style-name="P13">Frontend Development<text:change-end text:change-id="ct2487465651520"/></text:p>
        </text:list-item>
        <text:list-item>
          <text:p text:style-name="P9">Sql Queries</text:p>
        </text:list-item>
        <text:list-item>
          <text:p text:style-name="P9">Machine Learning</text:p>
        </text:list-item>
        <text:list-item>
          <text:p text:style-name="P9">Data Mining<text:change-start text:change-id="ct2487465635968"/></text:p>
        </text:list-item>
        <text:list-item>
          <text:p text:style-name="P14">Git<text:change-end text:change-id="ct2487465635968"/></text:p>
        </text:list-item>
        <text:list-item>
          <text:p text:style-name="P9">English (C2)</text:p>
        </text:list-item>
        <text:list-item>
          <text:p text:style-name="P9">German (B2)</text:p>
        </text:list-item>
      </text:list>
      <text:p text:style-name="P1"/>
      <text:p text:style-name="P20"><text:change-start text:change-id="ct2487689892080"/>ONLINE LESSONS - CERTIFICATIONS<text:change-end text:change-id="ct2487689892080"/></text:p>
      <text:p text:style-name="P1"/>
      <text:list text:style-name="L5">
        <text:list-item>
          <text:p text:style-name="P16"><text:span text:style-name="T5">Accelerated Computing in CUDA C/C++ </text:span><text:a xlink:type="simple" xlink:href="https://courses.nvidia.com/certificates/2471359c3c6c47ccbfe9930a53a928b4" office:target-frame-name="_blank" xlink:show="new" text:style-name="Internet_20_link" text:visited-style-name="Visited_20_Internet_20_Link"><text:span text:style-name="T2">https://courses.nvidia.com/certificates/2471359c3c6c47ccbfe9930a53a928b4</text:span></text:a> </text:p>
        </text:list-item>
        <text:list-item>
          <text:p text:style-name="P10">Psounis Lessons (Java/Spring MVC/ Spring Rest/Maven)</text:p>
        </text:list-item>
      </text:list>
      <text:p text:style-name="P1"><text:s/></text:p>
      <text:p text:style-name="P20"><text:change-start text:change-id="ct2487689893520"/>HIGHLIGHT PROJECTS<text:change-end text:change-id="ct2487689893520"/><text:change-start text:change-id="ct2487465636832"/></text:p>
      <text:p text:style-name="P1"/>
      <text:p text:style-name="P3"><text:span text:style-name="T16">Project1</text:span> – Eshop App (<text:span text:style-name="T4">Java / Spring Boot / Maven / Javascript / Css / Html</text:span>)</text:p>
      <text:p text:style-name="P3"/>
      <text:p text:style-name="P3"><text:a xlink:type="simple" xlink:href="https://github.com/ChrisKarousis/eshopApp" text:style-name="Internet_20_link" text:visited-style-name="Visited_20_Internet_20_Link"><text:span text:style-name="T10">https://github.com/ChrisKarousis/eshopApp</text:span></text:a><text:change-end text:change-id="ct2487465636832"/><text:change-start text:change-id="ct2487465642016"/></text:p>
      <text:p text:style-name="P3"><text:soft-page-break/></text:p>
      <text:p text:style-name="P17"><text:span text:style-name="T7">A simple e-commerce application developed to gain familiarity with Spring Boot.</text:span>It includes the typical structure of a Spring Boot application, with configurations and dependencies managed through Maven.The application features functionalities such as product listing, shopping cart management, and order processing, providing a practical exploration of full-stack development using Spring Boot and related technologies. <text:change-end text:change-id="ct2487465642016"/><text:change text:change-id="ct2487469306848"/><text:change text:change-id="ct2487469302240"/><text:change-start text:change-id="ct2487469301952"/></text:p>
      <text:p text:style-name="P22"/>
      <text:p text:style-name="P1"><text:change-end text:change-id="ct2487469301952"/><text:change text:change-id="ct2487469313184"/></text:p>
      <text:p text:style-name="P2"><text:change-start text:change-id="ct2487689876240"/><text:span text:style-name="T16">Project2</text:span><text:change-end text:change-id="ct2487689876240"/> – My Simple Shell ( C )</text:p>
      <text:p text:style-name="P2"/>
      <text:p text:style-name="P1"><text:a xlink:type="simple" xlink:href="https://github.com/ChrisKarousis/SYSPRO/tree/main/exercise1/ΧρήστοςΚαρούσηςProject1" text:style-name="Internet_20_link" text:visited-style-name="Visited_20_Internet_20_Link">https://github.com/ChrisKarousis/SYSPRO/tree/main/exercise1/%CE%A7%CF%81%CE%AE%CF%83%CF%84%CE%BF%CF%82%CE%9A%CE%B1%CF%81%CE%BF%CF%8D%CF%83%CE%B7%CF%82Project1</text:a></text:p>
      <text:p text:style-name="Text_20_body"><text:span text:style-name="T12">This project is a </text:span><text:span text:style-name="Strong_20_Emphasis"><text:span text:style-name="T12">custom shell (command-line interpreter)</text:span></text:span><text:span text:style-name="T12"> implemented in </text:span><text:span text:style-name="Strong_20_Emphasis"><text:span text:style-name="T12">C</text:span></text:span><text:span text:style-name="T12">, designed to execute commands similarly to Unix-based shells. I</text:span><text:span text:style-name="T10">t includes features </text:span><text:span text:style-name="T12">such</text:span><text:span text:style-name="T10"> as:</text:span></text:p>
      <text:list text:style-name="L6">
        <text:list-item>
          <text:p text:style-name="P23"><text:span text:style-name="Strong_20_Emphasis"><text:span text:style-name="T10">Command Execution:</text:span></text:span><text:span text:style-name="T10"> </text:span><text:span text:style-name="T11">Supp</text:span><text:span text:style-name="T12">o</text:span><text:span text:style-name="T11">rts</text:span><text:span text:style-name="T10"> standard command execution with arguments.</text:span></text:p>
        </text:list-item>
        <text:list-item>
          <text:p text:style-name="P23"><text:span text:style-name="Strong_20_Emphasis"><text:span text:style-name="T10">Input &amp; Output Redirection:</text:span></text:span><text:span text:style-name="T10"> </text:span><text:span text:style-name="T11">Handl</text:span><text:span text:style-name="T12">e</text:span><text:span text:style-name="T11">s</text:span><text:span text:style-name="T10"> </text:span><text:span text:style-name="Source_20_Text"><text:span text:style-name="T10">&lt;</text:span></text:span><text:span text:style-name="T10">, </text:span><text:span text:style-name="Source_20_Text"><text:span text:style-name="T10">&gt;</text:span></text:span><text:span text:style-name="T10">, </text:span><text:span text:style-name="Source_20_Text"><text:span text:style-name="T10">&gt;&gt;</text:span></text:span><text:span text:style-name="T10">, and </text:span><text:span text:style-name="Source_20_Text"><text:span text:style-name="T10">&lt;&gt;</text:span></text:span><text:span text:style-name="T10"> operators for file redirection.</text:span></text:p>
        </text:list-item>
        <text:list-item>
          <text:p text:style-name="P23"><text:span text:style-name="Strong_20_Emphasis"><text:span text:style-name="T10">Piping (</text:span></text:span><text:span text:style-name="Strong_20_Emphasis"><text:span text:style-name="Source_20_Text"><text:span text:style-name="T10">|</text:span></text:span></text:span><text:span text:style-name="Strong_20_Emphasis"><text:span text:style-name="T10">):</text:span></text:span><text:span text:style-name="T10"> Supports multiple piped commands.</text:span></text:p>
        </text:list-item>
        <text:list-item>
          <text:p text:style-name="P23"><text:span text:style-name="Strong_20_Emphasis"><text:span text:style-name="T10">Background Execution (</text:span></text:span><text:span text:style-name="Strong_20_Emphasis"><text:span text:style-name="Source_20_Text"><text:span text:style-name="T10">&amp;</text:span></text:span></text:span><text:span text:style-name="Strong_20_Emphasis"><text:span text:style-name="T10">):</text:span></text:span><text:span text:style-name="T10"> Allows processes to run in the background.</text:span></text:p>
        </text:list-item>
        <text:list-item>
          <text:p text:style-name="P23"><text:span text:style-name="Strong_20_Emphasis"><text:span text:style-name="T10">Alias System:</text:span></text:span><text:span text:style-name="T10"> Enables users to define command aliases.</text:span></text:p>
        </text:list-item>
        <text:list-item>
          <text:p text:style-name="P23"><text:span text:style-name="Strong_20_Emphasis"><text:span text:style-name="T10">Command History (</text:span></text:span><text:span text:style-name="Strong_20_Emphasis"><text:span text:style-name="Source_20_Text"><text:span text:style-name="T10">myHistory</text:span></text:span></text:span><text:span text:style-name="Strong_20_Emphasis"><text:span text:style-name="T10">)</text:span></text:span><text:span text:style-name="T10">: Stores and retrieves previously executed commands.</text:span></text:p>
        </text:list-item>
        <text:list-item>
          <text:p text:style-name="P23"><text:span text:style-name="Strong_20_Emphasis"><text:span text:style-name="T10">Signal Handling:</text:span></text:span><text:span text:style-name="T10"> Manages child processes and ignores interruptions like </text:span><text:span text:style-name="Source_20_Text"><text:span text:style-name="T10">Ctrl+C</text:span></text:span><text:span text:style-name="T10">.</text:span></text:p>
        </text:list-item>
        <text:list-item>
          <text:p text:style-name="P23"><text:span text:style-name="Strong_20_Emphasis"><text:span text:style-name="T10">Wildcard Expansion:</text:span></text:span><text:span text:style-name="T10"> Uses </text:span><text:span text:style-name="Source_20_Text"><text:span text:style-name="T10">glob()</text:span></text:span><text:span text:style-name="T10"> to expand file patterns like </text:span><text:span text:style-name="Source_20_Text"><text:span text:style-name="T10">*</text:span></text:span><text:span text:style-name="T10"> and </text:span><text:span text:style-name="Source_20_Text"><text:span text:style-name="T10">?</text:span></text:span><text:span text:style-name="T10">.</text:span></text:p>
        </text:list-item>
        <text:list-item>
          <text:p text:style-name="P23"><text:span text:style-name="Strong_20_Emphasis"><text:span text:style-name="T11">Ch</text:span></text:span><text:span text:style-name="Strong_20_Emphasis"><text:span text:style-name="T12">a</text:span></text:span><text:span text:style-name="Strong_20_Emphasis"><text:span text:style-name="T11">nge</text:span></text:span><text:span text:style-name="Strong_20_Emphasis"><text:span text:style-name="T10"> </text:span></text:span><text:span text:style-name="Strong_20_Emphasis"><text:span text:style-name="T11">Directo</text:span></text:span><text:span text:style-name="Strong_20_Emphasis"><text:span text:style-name="T12">r</text:span></text:span><text:span text:style-name="Strong_20_Emphasis"><text:span text:style-name="T11">y</text:span></text:span><text:span text:style-name="Strong_20_Emphasis"><text:span text:style-name="T10"> (</text:span></text:span><text:span text:style-name="Strong_20_Emphasis"><text:span text:style-name="Source_20_Text"><text:span text:style-name="T10">cd</text:span></text:span></text:span><text:span text:style-name="Strong_20_Emphasis"><text:span text:style-name="T10">) Support:</text:span></text:span><text:span text:style-name="T10"> </text:span><text:span text:style-name="T11">Implemen</text:span><text:span text:style-name="T12">t</text:span><text:span text:style-name="T11">s </text:span><text:span text:style-name="T12">a</text:span><text:span text:style-name="T11"> b</text:span><text:span text:style-name="T12">u</text:span><text:span text:style-name="T11">ilt</text:span><text:span text:style-name="T10">-in</text:span><text:span text:style-name="T11"> </text:span><text:span text:style-name="Source_20_Text"><text:span text:style-name="T12">cd</text:span></text:span><text:span text:style-name="T11"> </text:span><text:span text:style-name="T10">command.</text:span></text:p>
        </text:list-item>
      </text:list>
      <text:p text:style-name="Text_20_body"><text:span text:style-name="T10">This shell interacts with the operating</text:span><text:span text:style-name="T11"> </text:span><text:span text:style-name="T12">system</text:span><text:span text:style-name="T11"> </text:span><text:span text:style-name="T10">using </text:span><text:span text:style-name="Strong_20_Emphasis"><text:span text:style-name="T10">system calls.</text:span></text:span></text:p>
      <text:p text:style-name="P5"/>
      <text:p text:style-name="P1"><text:s/></text:p>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style:font-face style:name="tahoma" svg:font-family="tahoma,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l" fo:country="GR"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l" fo:country="GR"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2-23T16:02:04.798000000</meta:creation-date>
    <dc:date>2025-05-26T17:13:25.100000000</dc:date>
    <meta:editing-duration>PT8H12M54S</meta:editing-duration>
    <meta:editing-cycles>6</meta:editing-cycles>
    <meta:generator>LibreOffice/7.5.3.2$Windows_X86_64 LibreOffice_project/9f56dff12ba03b9acd7730a5a481eea045e468f3</meta:generator>
    <meta:document-statistic meta:table-count="0" meta:image-count="0" meta:object-count="0" meta:page-count="2" meta:paragraph-count="45" meta:word-count="425" meta:character-count="3188" meta:non-whitespace-character-count="2820"/>
  </office:meta>
</office:document-meta>
</file>